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Book" svg:font-family="FuturaBook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solid" draw:fill-color="#d1d3d4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T1" style:family="text">
      <style:text-properties fo:color="#000000" style:font-name="FuturaBook" fo:font-size="8pt" style:font-size-asian="8pt" style:font-name-complex="FuturaBook" style:font-size-complex="8pt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solid" draw:fill-color="#d1d3d4" style:run-through="foreground"/>
    </style:style>
    <style:style style:name="gr3" style:family="graphic">
      <style:graphic-properties draw:stroke="solid" svg:stroke-width="0.035cm" svg:stroke-color="#000000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4" style:family="graphic">
      <style:graphic-properties draw:stroke="dash" draw:stroke-dash="stroke-dash30" svg:stroke-width="0.035cm" svg:stroke-color="#000000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5" style:family="graphic">
      <style:graphic-properties draw:stroke="dash" draw:stroke-dash="stroke-dash33" svg:stroke-width="0.035cm" svg:stroke-color="#000000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6" style:family="graphic">
      <style:graphic-properties draw:stroke="dash" draw:stroke-dash="Dashed_20__28_var_29__20_4" svg:stroke-width="0.035cm" svg:stroke-color="#000000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7" style:family="graphic">
      <style:graphic-properties draw:stroke="dash" draw:stroke-dash="Dashed_20__28_var_29__20_5" svg:stroke-width="0.035cm" svg:stroke-color="#000000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8" style:family="graphic">
      <style:graphic-properties draw:stroke="none" draw:marker-start="" draw:marker-end="" draw:fill="solid" draw:fill-color="#000000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32cm" fo:min-width="1.416cm" fo:padding-top="0cm" fo:padding-bottom="0cm" fo:padding-left="0cm" fo:padding-right="0cm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32cm" fo:min-width="1.265cm" fo:padding-top="0cm" fo:padding-bottom="0cm" fo:padding-left="0cm" fo:padding-right="0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32cm" fo:min-width="0.739cm" fo:padding-top="0cm" fo:padding-bottom="0cm" fo:padding-left="0cm" fo:padding-right="0cm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32cm" fo:min-width="2.034cm" fo:padding-top="0cm" fo:padding-bottom="0cm" fo:padding-left="0cm" fo:padding-right="0cm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32cm" fo:min-width="2.602cm" fo:padding-top="0cm" fo:padding-bottom="0cm" fo:padding-left="0cm" fo:padding-right="0cm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32cm" fo:min-width="1.326cm" fo:padding-top="0cm" fo:padding-bottom="0cm" fo:padding-left="0cm" fo:padding-right="0cm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32cm" fo:min-width="1.205cm" fo:padding-top="0cm" fo:padding-bottom="0cm" fo:padding-left="0cm" fo:padding-right="0cm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32cm" fo:min-width="1.332cm" fo:padding-top="0cm" fo:padding-bottom="0cm" fo:padding-left="0cm" fo:padding-right="0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name="Shape1" draw:style-name="gr1"><draw:polygon draw:style-name="gr2" draw:text-style-name="P1" svg:width="2.54cm" svg:height="1.905cm" svg:x="5.722cm" svg:y="5.147cm" svg:viewBox="0 0 2541 1906" draw:points="0,0 2541,0 2541,1906 0,1906"><text:p/></draw:polygon><draw:path draw:style-name="gr3" draw:text-style-name="P2" svg:width="7.62cm" svg:height="5.715cm" svg:x="3.182cm" svg:y="1.337cm" svg:viewBox="0 0 7621 5716" svg:d="M7621 5716h-7621v-5716h7621zM0 1905h71"><text:p/></draw:path><draw:line draw:style-name="gr4" draw:text-style-name="P2" svg:x1="3.393cm" svg:y1="3.242cm" svg:x2="10.66cm" svg:y2="3.242cm"><text:p/></draw:line><draw:path draw:style-name="gr3" draw:text-style-name="P2" svg:width="2.54cm" svg:height="3.81cm" svg:x="8.262cm" svg:y="3.242cm" svg:viewBox="0 0 2541 3811" svg:d="M2471 0h70M0 3811v-70"><text:p/></draw:path><draw:line draw:style-name="gr5" draw:text-style-name="P2" svg:x1="8.262cm" svg:y1="6.838cm" svg:x2="8.262cm" svg:y2="1.478cm"><text:p/></draw:line><draw:path draw:style-name="gr3" draw:text-style-name="P2" svg:width="5.08cm" svg:height="3.81cm" svg:x="3.182cm" svg:y="1.337cm" svg:viewBox="0 0 5081 3811" svg:d="M5081 71v-71M0 3811h71"><text:p/></draw:path><draw:line draw:style-name="gr6" draw:text-style-name="P2" svg:x1="3.393cm" svg:y1="5.147cm" svg:x2="10.66cm" svg:y2="5.147cm"><text:p/></draw:line><draw:path draw:style-name="gr3" draw:text-style-name="P2" svg:width="5.08cm" svg:height="1.905cm" svg:x="5.722cm" svg:y="5.147cm" svg:viewBox="0 0 5081 1906" svg:d="M5011 0h70M0 1906v-70"><text:p/></draw:path><draw:line draw:style-name="gr7" draw:text-style-name="P2" svg:x1="5.722cm" svg:y1="6.838cm" svg:x2="5.722cm" svg:y2="1.478cm"><text:p/></draw:line><draw:path draw:style-name="gr3" draw:text-style-name="P2" svg:width="1.27cm" svg:height="1.02cm" svg:x="4.452cm" svg:y="0.702cm" svg:viewBox="0 0 1271 1021" svg:d="M1271 706v-71M0 1021v-1021"><text:p/></draw:path><draw:polygon draw:style-name="gr8" draw:text-style-name="P3" svg:width="0.164cm" svg:height="0.306cm" svg:x="4.366cm" svg:y="1.665cm" svg:viewBox="0 0 165 307" draw:points="165,0 83,307 0,0"><text:p/></draw:polygon><draw:line draw:style-name="gr3" draw:text-style-name="P2" svg:x1="3.567cm" svg:y1="2.289cm" svg:x2="2.547cm" svg:y2="2.289cm"><text:p/></draw:line><draw:polygon draw:style-name="gr8" draw:text-style-name="P3" svg:width="0.306cm" svg:height="0.164cm" svg:x="3.51cm" svg:y="2.21cm" svg:viewBox="0 0 307 165" draw:points="0,0 307,82 0,165"><text:p/></draw:polygon><draw:frame draw:style-name="gr9" draw:text-style-name="P5" svg:width="1.417cm" svg:height="0.332cm" svg:x="3.831cm" svg:y="0.002cm"><draw:text-box><text:p text:style-name="P4"><text:span text:style-name="T1">Grid track</text:span></text:p></draw:text-box></draw:frame><draw:frame draw:style-name="gr10" draw:text-style-name="P5" svg:width="1.265cm" svg:height="0.332cm" svg:x="3.937cm" svg:y="0.341cm"><draw:text-box><text:p text:style-name="P4"><text:span text:style-name="T1">(column)</text:span></text:p></draw:text-box></draw:frame><draw:frame draw:style-name="gr9" draw:text-style-name="P5" svg:width="1.417cm" svg:height="0.332cm" svg:x="1.221cm" svg:y="1.951cm"><draw:text-box><text:p text:style-name="P4"><text:span text:style-name="T1">Grid track</text:span></text:p></draw:text-box></draw:frame><draw:line draw:style-name="gr3" draw:text-style-name="P2" svg:x1="9.532cm" svg:y1="1.087cm" svg:x2="9.532cm" svg:y2="0.702cm"><text:p/></draw:line><draw:polygon draw:style-name="gr8" draw:text-style-name="P3" svg:width="0.164cm" svg:height="0.306cm" svg:x="9.446cm" svg:y="1.03cm" svg:viewBox="0 0 165 307" draw:points="165,0 83,307 0,0"><text:p/></draw:polygon><draw:frame draw:style-name="gr11" draw:text-style-name="P5" svg:width="0.74cm" svg:height="0.332cm" svg:x="1.526cm" svg:y="2.29cm"><draw:text-box><text:p text:style-name="P4"><text:span text:style-name="T1">(row)</text:span></text:p></draw:text-box></draw:frame><draw:line draw:style-name="gr3" draw:text-style-name="P2" svg:x1="4.202cm" svg:y1="4.194cm" svg:x2="2.547cm" svg:y2="4.194cm"><text:p/></draw:line><draw:polygon draw:style-name="gr8" draw:text-style-name="P3" svg:width="0.306cm" svg:height="0.164cm" svg:x="4.145cm" svg:y="4.115cm" svg:viewBox="0 0 307 165" draw:points="0,0 307,83 0,165"><text:p/></draw:polygon><draw:frame draw:style-name="gr12" draw:text-style-name="P5" svg:width="2.035cm" svg:height="0.332cm" svg:x="8.64cm" svg:y="0.341cm"><draw:text-box><text:p text:style-name="P4"><text:span text:style-name="T1">Grid container</text:span></text:p></draw:text-box></draw:frame><draw:frame draw:style-name="gr13" draw:text-style-name="P5" svg:width="2.603cm" svg:height="0.332cm" svg:x="0.002cm" svg:y="3.874cm"><draw:text-box><text:p text:style-name="P4"><text:span text:style-name="T1">Grid cell/Grid area</text:span></text:p></draw:text-box></draw:frame><draw:line draw:style-name="gr3" draw:text-style-name="P2" svg:x1="3.567cm" svg:y1="5.147cm" svg:x2="2.547cm" svg:y2="5.147cm"><text:p/></draw:line><draw:polygon draw:style-name="gr8" draw:text-style-name="P3" svg:width="0.306cm" svg:height="0.164cm" svg:x="3.51cm" svg:y="5.068cm" svg:viewBox="0 0 307 165" draw:points="0,0 307,83 0,165"><text:p/></draw:polygon><draw:frame draw:style-name="gr14" draw:text-style-name="P5" svg:width="1.327cm" svg:height="0.332cm" svg:x="0.663cm" svg:y="4.212cm"><draw:text-box><text:p text:style-name="P4"><text:span text:style-name="T1">(one cell)</text:span></text:p></draw:text-box></draw:frame><draw:line draw:style-name="gr3" draw:text-style-name="P2" svg:x1="6.742cm" svg:y1="6.099cm" svg:x2="2.547cm" svg:y2="6.099cm"><text:p/></draw:line><draw:polygon draw:style-name="gr8" draw:text-style-name="P3" svg:width="0.306cm" svg:height="0.164cm" svg:x="6.685cm" svg:y="6.02cm" svg:viewBox="0 0 307 165" draw:points="0,0 307,83 0,165"><text:p/></draw:polygon><draw:frame draw:style-name="gr15" draw:text-style-name="P5" svg:width="1.206cm" svg:height="0.332cm" svg:x="1.221cm" svg:y="4.967cm"><draw:text-box><text:p text:style-name="P4"><text:span text:style-name="T1">Grid line</text:span></text:p></draw:text-box></draw:frame><draw:frame draw:style-name="gr16" draw:text-style-name="P5" svg:width="1.333cm" svg:height="0.332cm" svg:x="1.221cm" svg:y="5.92cm"><draw:text-box><text:p text:style-name="P4"><text:span text:style-name="T1">Grid item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Book" svg:font-family="FuturaBook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_20_4" draw:display-name="Dashed (var) 4" draw:style="rect" draw:dots1="1" draw:dots1-length="0.08cm" draw:distance="0.08cm"/>
    <draw:stroke-dash draw:name="Dashed_20__28_var_29__20_5" draw:display-name="Dashed (var) 5" draw:style="rect" draw:dots1="1" draw:dots1-length="0.081cm" draw:distance="0.081cm"/>
    <draw:stroke-dash draw:name="stroke-dash30" draw:style="rect" draw:dots1="1" draw:dots1-length="0.08cm" draw:distance="0.08cm"/>
    <draw:stroke-dash draw:name="stroke-dash33" draw:style="rect" draw:dots1="1" draw:dots1-length="0.081cm" draw:distance="0.08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3:55:09.295018809</meta:creation-date>
    <dc:date>2018-04-06T13:57:54.719703042</dc:date>
    <meta:editing-duration>PT2M4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